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background-color="#ffff99" fo:padding="0.097cm" fo:border="0.002cm solid #000000">
        <style:background-image/>
      </style:table-cell-properties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0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1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2" style:family="paragraph" style:parent-style-name="Text_20_body">
      <style:paragraph-properties fo:margin-top="0cm" fo:margin-bottom="0cm" fo:line-height="138%" style:writing-mode="lr-tb"/>
    </style:style>
    <style:style style:name="P13" style:family="paragraph" style:parent-style-name="Standard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4" style:family="paragraph" style:parent-style-name="Table_20_Contents">
      <style:text-properties fo:font-size="15pt" style:font-size-asian="15pt" style:font-size-complex="15pt"/>
    </style:style>
    <style:style style:name="P15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6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7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8" style:family="paragraph" style:parent-style-name="Standard">
      <style:text-properties fo:font-weight="normal"/>
    </style:style>
    <style:style style:name="P19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0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1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2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3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4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5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6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7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28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29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30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31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32" style:family="paragraph" style:parent-style-name="Text_20_body" style:list-style-name="L9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3" style:family="paragraph" style:parent-style-name="Table_20_Contents" style:list-style-name="L10">
      <style:text-properties fo:font-size="15pt" style:font-size-asian="15pt" style:font-size-complex="15pt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style:text-position="super 58%" style:language-asian="ja" style:country-asian="JP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language-asian="ja" style:country-asian="JP"/>
    </style:style>
    <style:style style:name="T7" style:family="text">
      <style:text-properties style:language-asian="ja" style:country-asian="JP"/>
    </style:style>
    <style:style style:name="T8" style:family="text">
      <style:text-properties style:font-size-asian="14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8"/>
      <text:p text:style-name="P18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8"/>
      <text:p text:style-name="P10"/>
      <text:p text:style-name="P1">------------------------------------------------------------</text:p>
      <text:p text:style-name="P2"/>
      <text:p text:style-name="P11"/>
      <text:p text:style-name="P5">[XXX] </text:p>
      <text:p text:style-name="P8">myself / diary / 20200606_103436</text:p>
      <text:p text:style-name="P8"/>
      <text:list xml:id="list7362938320083715870" text:style-name="L1">
        <text:list-item>
          <text:p text:style-name="P19">먹이주기</text:p>
          <text:list>
            <text:list-item>
              <text:p text:style-name="P19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7">먼저, 크로가 왔다. 지상에서 데굴데굴을 하고 있었을 때 미케가 왔다.</text:p>
            </text:list-item>
            <text:list-item>
              <text:p text:style-name="P27">이 번은 두 마리 모구, 동시에, 허리 문질러 을 했다.</text:p>
            </text:list-item>
            <text:list-item>
              <text:p text:style-name="P27">교대로 했다. 미케가 해달라고 와서도, 크로의 문질러 을 계속했다.</text:p>
            </text:list-item>
          </text:list>
        </text:list-item>
        <text:list-item>
          <text:p text:style-name="P19">신체</text:p>
          <text:list>
            <text:list-item>
              <text:p text:style-name="P19">오른쪽의 좌골<text:span text:style-name="T7">「坐骨</text:span>. 통증<text:span text:style-name="T7">「疼痛</text:span>은 계속한다.</text:p>
            </text:list-item>
            <text:list-item>
              <text:p text:style-name="P19"><text:soft-page-break/>정강이를 위한 문질러. 또한 계속한다.</text:p>
            </text:list-item>
          </text:list>
        </text:list-item>
        <text:list-item>
          <text:p text:style-name="P19">음악</text:p>
          <text:list>
            <text:list-item>
              <text:p text:style-name="P19">동영상을 다시 몇번 찍었다. 我再次拍pai1摄she4了视频。</text:p>
            </text:list-item>
            <text:list-item>
              <text:p text:style-name="P19">튜토리얼 비디오. 새로운 걸 찾아 냈다. 이 건에서는 흑인의 사람이 발표자를 하고 있어. 黑人是主持人</text:p>
            </text:list-item>
          </text:list>
        </text:list-item>
      </text:list>
      <text:p text:style-name="P7"/>
      <text:p text:style-name="P5">[/ XXX] 20200606_105753</text:p>
      <text:p text:style-name="P2"/>
      <text:p text:style-name="P11"/>
      <text:p text:style-name="P5">[XXX] </text:p>
      <text:p text:style-name="P8">myself / diary / 20200607_120925</text:p>
      <text:p text:style-name="P8"/>
      <text:list xml:id="list1836168540470918456" text:style-name="L2">
        <text:list-item>
          <text:p text:style-name="P20">먹이주기</text:p>
          <text:list>
            <text:list-item>
              <text:p text:style-name="P20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20"><text:span text:style-name="T4">류가 왔다. 옹벽 아래에 도착하면, 자신에게서 보고, 돌출 울타리의 앞에 고양이의 그림자가 있어. </text:span><text:span text:style-name="T6">影</text:span></text:p>
              <text:list>
                <text:list-item>
                  <text:p text:style-name="P30">그 모양「形状에서 판단하여, 처음에는 미케라고 생각했다.</text:p>
                </text:list-item>
                <text:list-item>
                  <text:p text:style-name="P30">그러나, 미케와 비해, 머리가 더 크다. </text:p>
                </text:list-item>
                <text:list-item>
                  <text:p text:style-name="P30">그래서 류이라고 알려졌다.</text:p>
                </text:list-item>
              </text:list>
            </text:list-item>
          </text:list>
        </text:list-item>
        <text:list-item>
          <text:p text:style-name="P20">신체</text:p>
        </text:list-item>
        <text:list-item>
          <text:p text:style-name="P20">음악</text:p>
        </text:list-item>
        <text:list-item>
          <text:p text:style-name="P20">기타</text:p>
          <text:list>
            <text:list-item>
              <text:p text:style-name="P20">이런 멜로디를 어제는 했던 것이지만, 昨日はやっていたのだが</text:p>
            </text:list-item>
            <text:list-item>
              <text:p text:style-name="P20">더우기 그 속편으로 <text:s/>さらに、その続編として</text:p>
            </text:list-item>
            <text:list-item>
              <text:p text:style-name="P20">이런구나. このようなんだ。</text:p>
            </text:list-item>
            <text:list-item>
              <text:p text:style-name="P20">그리고, 더우기 발전 시키면 そして、さらに発展させると</text:p>
            </text:list-item>
            <text:list-item>
              <text:p text:style-name="P20">그러자 이렇게 됩니다. すると、このようになります。</text:p>
            </text:list-item>
            <text:list-item>
              <text:p text:style-name="P20">이 발전은 아직 잘 모른다. この発展はまだ知らない。</text:p>
            </text:list-item>
            <text:list-item>
              <text:p text:style-name="P20">어쨌든, 이 번에는 いずれにせよ、この度は</text:p>
            </text:list-item>
            <text:list-item>
              <text:p text:style-name="P20">이 기본인 D에서 시작하여 この基本のDから始めて</text:p>
            </text:list-item>
            <text:list-item>
              <text:p text:style-name="P20">C를 위해 기본인 A Cのために基本であるA</text:p>
            </text:list-item>
            <text:list-item>
              <text:p text:style-name="P20">좌우, 다른 리듬으로 左右、他のリズムで</text:p>
            </text:list-item>
            <text:list-item>
              <text:p text:style-name="P20"><text:soft-page-break/>메이저 세븐에 맞는 건 무엇인가 하면, メジャーセブンに合ったものは何かというと、</text:p>
            </text:list-item>
            <text:list-item>
              <text:p text:style-name="P20">뭐, 이런 것이구나. まあ、こういうことだ。</text:p>
            </text:list-item>
            <text:list-item>
              <text:p text:style-name="P20">곡의 키를 변경한다는 연습곡. 曲のキーを変更する練習曲。</text:p>
            </text:list-item>
            <text:list-item>
              <text:p text:style-name="P20">처음에 하고 있었던 건 이것. 最初にしていたのはこれ。</text:p>
            </text:list-item>
            <text:list-item>
              <text:p text:style-name="P20">이른바 "1-2-6" 라고 하는 것. いわゆる「1-2-6」ということ。</text:p>
            </text:list-item>
            <text:list-item>
              <text:p text:style-name="P20">이런 곡도 있구나. このような曲もあるんだ。</text:p>
            </text:list-item>
            <text:list-item>
              <text:p text:style-name="P20">키를 잠정적으로 D로 하고, キーを暫定的にDとし、</text:p>
            </text:list-item>
            <text:list-item>
              <text:p text:style-name="P20"><text:s text:c="2"/>2와 7을 뽑습니다. ２と７を抜きます。</text:p>
            </text:list-item>
            <text:list-item>
              <text:p text:style-name="P20"/>
            </text:list-item>
            <text:list-item>
              <text:p text:style-name="P20">자신이 그 때 하고 있는 걸 그 장소에 두고 버리고, 自分がその時していることをその場所に置いてしまって、</text:p>
            </text:list-item>
            <text:list-item>
              <text:p text:style-name="P20"><text:s text:c="2"/>그 사람들의 흉내를 시작하고 버린다. それらの人々の真似を始めてしまう。</text:p>
            </text:list-item>
            <text:list-item>
              <text:p text:style-name="P20"><text:s text:c="2"/>그것이 고통의 시작. それ苦痛の始まり。</text:p>
            </text:list-item>
            <text:list-item>
              <text:p text:style-name="P20"><text:s text:c="2"/>그리고 동요를 억제 하려고 そして動揺を抑制しようと</text:p>
            </text:list-item>
            <text:list-item>
              <text:p text:style-name="P20"><text:s text:c="2"/>그 사람들을 공격하기 시작한다. それらの人々を攻撃し始める。</text:p>
            </text:list-item>
            <text:list-item>
              <text:p text:style-name="P20"><text:s text:c="2"/>정말 필요한 건, 즉, <text:s/>그 고통에서 빠져 나오기 위해 필요한 건, 本当に必要なのは、つまり、その苦しみから抜け出すために必要なのは、</text:p>
            </text:list-item>
            <text:list-item>
              <text:p text:style-name="P20"><text:s text:c="2"/>그 자리에서 자신에게 전달하기. その場で自分に伝達する。</text:p>
            </text:list-item>
            <text:list-item>
              <text:p text:style-name="P20"><text:s text:c="2"/>뭘? <text:s/>자신 안의 소중한 것에 종사하십시오. 何？自分の中の大切な事に取り組むしてください。</text:p>
            </text:list-item>
            <text:list-item>
              <text:p text:style-name="P20"><text:s text:c="2"/>그 소중한 걸 키우세요. その貴重なもの育ててください。</text:p>
            </text:list-item>
            <text:list-item>
              <text:p text:style-name="P20"><text:s text:c="2"/>그 소중한 걸 중심으로 빛이 퍼져갑니다. その貴重なものを中心に光が広がっていきます。</text:p>
            </text:list-item>
            <text:list-item>
              <text:p text:style-name="P20"><text:s text:c="2"/>誰かに、縋り付こうとする。</text:p>
            </text:list-item>
            <text:list-item>
              <text:p text:style-name="P20"><text:s text:c="2"/>그 걸 놓아, 이 걸 자라게 하십시오. let it go and let this grow.</text:p>
            </text:list-item>
            <text:list-item>
              <text:p text:style-name="P20"><text:s text:c="2"/><text:tab/>어떤 영화를 보는지, <text:s/>어떤 음악을 들을까, どんな映画を見るか、どんな音楽を聴くか</text:p>
            </text:list-item>
            <text:list-item>
              <text:p text:style-name="P20"><text:tab/>어디에 눈을 작정할까, 어디에는 향하지 않도록 할까, <text:s/>어디에서 분리 시킬까. どこに目を向けるか、どこには向かないようにするか、どこから分離させるか。</text:p>
            </text:list-item>
            <text:list-item>
              <text:p text:style-name="P20"><text:tab/>어떤 사람과 자신은 동일하고 결정 하는가? 어떤 사람과는 다르다라고 할까? どんな人と、自分は同じであると、定めるか。どんな人とは、違うと定めるか。</text:p>
            </text:list-item>
            <text:list-item>
              <text:p text:style-name="P20"><text:soft-page-break/><text:tab/></text:p>
            </text:list-item>
          </text:list>
        </text:list-item>
      </text:list>
      <text:p text:style-name="P7"/>
      <text:p text:style-name="P5">[/ XXX] 20200607_131855</text:p>
      <text:p text:style-name="P2"/>
      <text:p text:style-name="P11"/>
      <text:p text:style-name="P2"/>
      <text:p text:style-name="P5">[XXX] </text:p>
      <text:p text:style-name="P8">myself / diary / 20200608_110148</text:p>
      <text:p text:style-name="P8"/>
      <text:list xml:id="list6887615289039517636" text:style-name="L3">
        <text:list-item>
          <text:p text:style-name="P21">먹이주기</text:p>
          <text:list>
            <text:list-item>
              <text:p text:style-name="P21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8">류는 오지 않았다.</text:p>
            </text:list-item>
            <text:list-item>
              <text:p text:style-name="P21"><text:span text:style-name="T4">미케는 다시 나중에 왔다. 계단</text:span><text:span text:style-name="T6">「階段</text:span><text:span text:style-name="T4"> 근처에서 옹벽 위를</text:span><text:span text:style-name="T6"> 돌출 울타리에게 걸어「歩いて 온다. "냐아냐아" 라고 자꾸「しきりに 운다「鳴く.</text:span></text:p>
            </text:list-item>
          </text:list>
        </text:list-item>
        <text:list-item>
          <text:p text:style-name="P21">신체</text:p>
        </text:list-item>
        <text:list-item>
          <text:p text:style-name="P21">음악</text:p>
        </text:list-item>
        <text:list-item>
          <text:p text:style-name="P21">기타</text:p>
          <text:list>
            <text:list-item>
              <text:p text:style-name="P21">한국어로 자유작문을 쓰고 있었다.</text:p>
            </text:list-item>
            <text:list-item>
              <text:p text:style-name="P21">쓰고 있을 때, 그리고, 쓴 직후에는 참으로 상당히 많이 썼다라고 느꼈지만, <text:s/>書いているとき、そして、書いた直後は、随分とたくさん書いたな、と感じた。</text:p>
            </text:list-item>
            <text:list-item>
              <text:p text:style-name="P21">그러나, 아까 다시 읽어 보니, 그렇지도 않았다. さっき、読み返してみたら、そうでもなかった。</text:p>
            </text:list-item>
          </text:list>
        </text:list-item>
        <text:list-item>
          <text:p text:style-name="P21">자유작문</text:p>
          <text:list>
            <text:list-item>
              <text:p text:style-name="P21">C, D, E로 올라간다. C、D、Eと、上がっていく。</text:p>
            </text:list-item>
            <text:list-item>
              <text:p text:style-name="P21">C에서 D로 올라간다.</text:p>
            </text:list-item>
            <text:list-item>
              <text:p text:style-name="P21">처음의 녹음인데, 初めての録音なのですが、</text:p>
            </text:list-item>
            <text:list-item>
              <text:p text:style-name="P21">앨범의 두 번째의 곡으로 하자. アルバムの、２番目の曲にしよう。</text:p>
            </text:list-item>
            <text:list-item>
              <text:p text:style-name="P21">음, 예에 따라, 언제나처럼, 지금까지와 마찬가지로, 전회와 같이 <text:s/>まあ、例によって、いつものように、これまでと同様に、これまでと同じく、前回と同じく、</text:p>
            </text:list-item>
            <text:list-item>
              <text:p text:style-name="P21">마이너 세븐 외에 무엇이 있는가라고 찾고 있었지만, <text:s/>マイナーセブンの<text:soft-page-break/>他に、何があるかなと、探していたのですが、</text:p>
            </text:list-item>
            <text:list-item>
              <text:p text:style-name="P21">C는 이런 느낌이다. Cは、こんな感じです。</text:p>
            </text:list-item>
            <text:list-item>
              <text:p text:style-name="P21">G는 어때 라고 하면, Gはどうだ、と言うと、</text:p>
            </text:list-item>
            <text:list-item>
              <text:p text:style-name="P21"/>
            </text:list-item>
            <text:list-item>
              <text:p text:style-name="P21"/>
            </text:list-item>
            <text:list-item>
              <text:p text:style-name="P21"/>
            </text:list-item>
            <text:list-item>
              <text:p text:style-name="P21">우리는 <text:s/>원래 머리가 좋다. 私たちは、皆、元々、頭がいいです。</text:p>
            </text:list-item>
            <text:list-item>
              <text:p text:style-name="P21">더 자세히 하면, もっと細かく言うと、</text:p>
            </text:list-item>
            <text:list-item>
              <text:p text:style-name="P21">우리의 뇌는 원래 좋다.</text:p>
            </text:list-item>
            <text:list-item>
              <text:p text:style-name="P21">아마 어딘가에서 들은 이야기 겠지만, 多分、どこかで聞いた話でしょうが、</text:p>
            </text:list-item>
            <text:list-item>
              <text:p text:style-name="P21">머리에는 원래 "좋다" 라든가 "나쁘다" 라고 하는 건 아니고, <text:s/>頭には、「いい」だの、「悪い」だのはなくて、</text:p>
            </text:list-item>
            <text:list-item>
              <text:p text:style-name="P21">그러한 건 원래 아니고, そういうものは、元々はなくて、</text:p>
            </text:list-item>
            <text:list-item>
              <text:p text:style-name="P21">"학교" 라는 곳에 가면, 이것 저것 들어, 그렇게 생각하게 되어 버린다. 学校という場所に行くと、あれこれ言われて、そう思わされてしまう。</text:p>
            </text:list-item>
            <text:list-item>
              <text:p text:style-name="P21">쓰레기 糞</text:p>
            </text:list-item>
          </text:list>
        </text:list-item>
      </text:list>
      <text:p text:style-name="P7"/>
      <text:p text:style-name="P5">[/ XXX] 20200608_113756</text:p>
      <text:p text:style-name="P2"/>
      <text:p text:style-name="P11"/>
      <text:p text:style-name="P5">[XXX] </text:p>
      <text:p text:style-name="P8">myself / diary / 20200609_214025</text:p>
      <text:p text:style-name="P8"/>
      <text:list xml:id="list8878245510894320075" text:style-name="L4">
        <text:list-item>
          <text:p text:style-name="P22">먹이주기</text:p>
          <text:list>
            <text:list-item>
              <text:p text:style-name="P2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2"><text:span text:style-name="T4">미케는 자신으로 지상에 뒹굴어</text:span><text:span text:style-name="T6">「寝転がって</text:span><text:span text:style-name="T4"> 있어. 뒹굴어 후 배</text:span><text:span text:style-name="T6">「腹</text:span><text:span text:style-name="T4">를 쓰다듬어</text:span><text:span text:style-name="T6">「撫でて</text:span><text:span text:style-name="T4"> 했다. 그러자, 허리</text:span><text:span text:style-name="T6">「背中</text:span><text:span text:style-name="T4">를 아래로 하여, 더우기 뒹굴어 했다. 이러한 몸짓</text:span><text:span text:style-name="T6">「仕草</text:span><text:span text:style-name="T4">은 처음의 것이다.</text:span></text:p>
            </text:list-item>
          </text:list>
        </text:list-item>
        <text:list-item>
          <text:p text:style-name="P22">신체</text:p>
        </text:list-item>
        <text:list-item>
          <text:p text:style-name="P22">음악</text:p>
        </text:list-item>
        <text:list-item>
          <text:p text:style-name="P22">기타</text:p>
        </text:list-item>
        <text:list-item>
          <text:p text:style-name="P22"><text:soft-page-break/>자유작문</text:p>
          <text:list>
            <text:list-item>
              <text:p text:style-name="P22">오늘 밤. 저녁 식사의 준비. 할 일을 각각, 하나 하나, 메모에 기록했다. </text:p>
              <text:list>
                <text:list-item>
                  <text:p text:style-name="P22">포인트는, 모두를 쓰려고는<text:span text:style-name="T7">「書こうとは</text:span> 하지 않고<text:span text:style-name="T7">「せずに</text:span>, 그 자리에서<text:span text:style-name="T7">「その場で</text:span> 생각 나오는<text:span text:style-name="T7">「考え出てくる</text:span> 것 3 개 만을, 쓸 것이다.</text:p>
                </text:list-item>
              </text:list>
            </text:list-item>
          </text:list>
        </text:list-item>
      </text:list>
      <text:p text:style-name="P7"/>
      <text:p text:style-name="P5">[/ XXX] 20200609_215520</text:p>
      <text:p text:style-name="P11"/>
      <text:p text:style-name="P5">[XXX] </text:p>
      <text:p text:style-name="P8">myself / diary / XXX</text:p>
      <text:p text:style-name="P8"/>
      <text:list xml:id="list4410045596590087472" text:style-name="L5">
        <text:list-item>
          <text:p text:style-name="P23">먹이주기</text:p>
          <text:list>
            <text:list-item>
              <text:p text:style-name="P2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3"><text:span text:style-name="T4">미케. 어제도 다시 지상으로 뒹굴어했다. / 그제</text:span><text:span text:style-name="T6">「一昨日</text:span><text:span text:style-name="T4">와 다른 점은 쓰다듬어 있는 내 손을 전후</text:span><text:span text:style-name="T6">「前後</text:span><text:span text:style-name="T4">의 다리로 잡고</text:span><text:span text:style-name="T6">「掴んで 씹고 하려고 한다. / 아마도「おそらく, 장난하는「いたずらする 것이다.</text:span><text:span text:style-name="T4"> </text:span></text:p>
            </text:list-item>
          </text:list>
        </text:list-item>
        <text:list-item>
          <text:p text:style-name="P23">신체</text:p>
        </text:list-item>
        <text:list-item>
          <text:p text:style-name="P23">음악</text:p>
        </text:list-item>
        <text:list-item>
          <text:p text:style-name="P23">기타</text:p>
        </text:list-item>
        <text:list-item>
          <text:p text:style-name="P23">자유작문</text:p>
          <text:list>
            <text:list-item>
              <text:p text:style-name="P23">"실수 없도록게 연주한다" 라는 나에게는 무리이다. 間違いがないように弾く。というのは、私には、無理だ</text:p>
            </text:list-item>
            <text:list-item>
              <text:p text:style-name="P23">연습의 목표. 練習の目標</text:p>
            </text:list-item>
            <text:list-item>
              <text:p text:style-name="P23">거친 형태를 명백하게 한다. 大まかな形を、明らかにする。</text:p>
            </text:list-item>
            <text:list-item>
              <text:p text:style-name="P23">즉흥적 소리를 붙이거나, 또는, 제외하거나 하면서, 即興の音を、つけたり、あるいは、除いたりしながら、</text:p>
            </text:list-item>
            <text:list-item>
              <text:p text:style-name="P23">연주 때는 그 거친 형태를 기본으로 하여, 演奏の時には、その大まかな形を基にして、</text:p>
            </text:list-item>
            <text:list-item>
              <text:p text:style-name="P23">러시아어</text:p>
              <text:list>
                <text:list-item>
                  <text:p text:style-name="P23">рядом с[next-to моим домом, есть парк. там живут бездомые кошки.</text:p>
                </text:list-item>
                <text:list-item>
                  <text:p text:style-name="P23">каждую ночь, я хожу в парк.</text:p>
                </text:list-item>
                <text:list-item>
                  <text:p text:style-name="P23">я даю им еду[food.</text:p>
                </text:list-item>
              </text:list>
            </text:list-item>
            <text:list-item>
              <text:p text:style-name="P23">汉语</text:p>
              <text:list>
                <text:list-item>
                  <text:p text:style-name="P23">昨天呀， 我睡到中午。最初，我起床得大概6点。 / 我去下楼，<text:soft-page-break/>洗了脸，在厨房准备了饮料。我上楼，去我的房间<text:span text:style-name="T7">。</text:span></text:p>
                </text:list-item>
                <text:list-item>
                  <text:p text:style-name="P23">到了房间里啊，我的脑子觉得不好，有点重。我决定再次入睡shui4。</text:p>
                </text:list-item>
              </text:list>
            </text:list-item>
            <text:list-item>
              <text:p text:style-name="P23">język polski</text:p>
              <text:list>
                <text:list-item>
                  <text:p text:style-name="P23">napisać tylko kilka zdań[sentences. takie małe działanie, to może mieć znaczenie[중요성., lub mieć różnica[차이?</text:p>
                </text:list-item>
              </text:list>
            </text:list-item>
          </text:list>
        </text:list-item>
      </text:list>
      <text:p text:style-name="P7"/>
      <text:p text:style-name="P5">[/ XXX] 20200610_110145</text:p>
      <text:p text:style-name="P2"/>
      <text:p text:style-name="P11"/>
      <text:p text:style-name="P5">[XXX] </text:p>
      <text:p text:style-name="P8">myself / diary / 20200614_104906</text:p>
      <text:p text:style-name="P8"/>
      <text:list xml:id="list1183532925672542971" text:style-name="L6">
        <text:list-item>
          <text:p text:style-name="P24">먹이주기</text:p>
          <text:list>
            <text:list-item>
              <text:p text:style-name="P2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4"><text:span text:style-name="T4">전일은 맑은 있었지만, 이 날은 이슬비</text:span><text:span text:style-name="T6">「小雨</text:span><text:span text:style-name="T4">가 내리고 있어.</text:span></text:p>
            </text:list-item>
            <text:list-item>
              <text:p text:style-name="P29">두 마리 모두 울타리 안쪽에 있어.</text:p>
            </text:list-item>
            <text:list-item>
              <text:p text:style-name="P24"><text:span text:style-name="T4">페이스트의 미끼</text:span><text:span text:style-name="T6">「餌</text:span><text:span text:style-name="T4">를 울타리의 그물망</text:span><text:span text:style-name="T6">「網目</text:span><text:span text:style-name="T4"> 사이에 넣고</text:span><text:span text:style-name="T6">「入れて</text:span><text:span text:style-name="T4">, 내용물을 짜내어</text:span><text:span text:style-name="T6">「絞り出して</text:span><text:span text:style-name="T4">, 지상에 떨어 뜨립</text:span><text:span text:style-name="T6">「落とす</text:span><text:span text:style-name="T4">니다.</text:span></text:p>
            </text:list-item>
          </text:list>
        </text:list-item>
        <text:list-item>
          <text:p text:style-name="P24">신체</text:p>
        </text:list-item>
        <text:list-item>
          <text:p text:style-name="P24">음악</text:p>
        </text:list-item>
        <text:list-item>
          <text:p text:style-name="P24">기타</text:p>
        </text:list-item>
        <text:list-item>
          <text:p text:style-name="P24">자유작문</text:p>
          <text:list>
            <text:list-item>
              <text:p text:style-name="P24">사람에게는 각각 보이는 것과 보이지 않는 것이 있다. 그런 것일까. 人には、それぞれ、見えるものと、見えないものがある。そういうことかな。]12:57:12</text:p>
              <text:list>
                <text:list-item>
                  <text:p text:style-name="P24">혼잣말은 즐겁다. 独り言は、楽しい。 왜 그럴까요? 何故か？ 아마도, 자신이 말하고 싶은 걸 말할 수 있기 때문이에요. </text:p>
                </text:list-item>
                <text:list-item>
                  <text:p text:style-name="P24">그렇지는 해도, 타인과의 대화에서는 他人との会話では、</text:p>
                </text:list-item>
                <text:list-item>
                  <text:p text:style-name="P24">예기하지 않는 것이 나옵니다. 그런 사건이 상쾌합니다. 爽快です</text:p>
                </text:list-item>
              </text:list>
            </text:list-item>
            <text:list-item>
              <text:p text:style-name="P24">у меня болит[hurts талия[허리.</text:p>
              <text:list>
                <text:list-item>
                  <text:p text:style-name="P24">я пишу дневник[일기.</text:p>
                </text:list-item>
                <text:list-item>
                  <text:p text:style-name="P24">сегодня дождливо. 비가 내리고 있어.</text:p>
                </text:list-item>
              </text:list>
            </text:list-item>
          </text:list>
        </text:list-item>
      </text:list>
      <text:p text:style-name="P7"><text:soft-page-break/></text:p>
      <text:p text:style-name="P5">[/ XXX] 20200614_111025</text:p>
      <text:p text:style-name="P2"/>
      <text:p text:style-name="P11"/>
      <text:p text:style-name="P5">[XXX] </text:p>
      <text:p text:style-name="P8">myself / diary / 20200615_114237</text:p>
      <text:p text:style-name="P8"/>
      <text:list xml:id="list397532722075990590" text:style-name="L7">
        <text:list-item>
          <text:p text:style-name="P25">먹이주기</text:p>
          <text:list>
            <text:list-item>
              <text:p text:style-name="P2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5"><text:span text:style-name="T4">크로 : 언제나처럼, 겨드랑이</text:span><text:span text:style-name="T6">「脇</text:span><text:span text:style-name="T4">를 안고</text:span><text:span text:style-name="T6">「抱えて</text:span><text:span text:style-name="T4">, 무릎</text:span><text:span text:style-name="T6">「膝</text:span><text:span text:style-name="T4"> 위에 놓으려고 했다.</text:span></text:p>
              <text:list>
                <text:list-item>
                  <text:p text:style-name="P31">그러자「すると, "휴" 라고 으르렁「唸り声을 거렸다「立てた.</text:p>
                </text:list-item>
                <text:list-item>
                  <text:p text:style-name="P31">그리고, 보도에 통하있는 계단의 반대편에 가서 버렸다.</text:p>
                </text:list-item>
              </text:list>
            </text:list-item>
          </text:list>
        </text:list-item>
        <text:list-item>
          <text:p text:style-name="P25">자유작문</text:p>
          <text:list>
            <text:list-item>
              <text:p text:style-name="P25">у меня болит[아프다 талия[허리.</text:p>
            </text:list-item>
            <text:list-item>
              <text:p text:style-name="P25"/>
            </text:list-item>
          </text:list>
        </text:list-item>
      </text:list>
      <text:p text:style-name="P7"/>
      <text:p text:style-name="P5">[/ XXX] </text:p>
      <text:p text:style-name="P2"/>
      <text:p text:style-name="P11">@@@</text:p>
      <text:p text:style-name="P5">[XXX] </text:p>
      <text:p text:style-name="P8">myself / diary / 20200615_175640</text:p>
      <text:p text:style-name="P8"/>
      <text:list xml:id="list164744204743086161" text:style-name="L8">
        <text:list-item>
          <text:p text:style-name="P26">기타</text:p>
          <text:list>
            <text:list-item>
              <text:p text:style-name="P26">나에게 적합한<text:span text:style-name="T7">「適切な</text:span> 직업<text:span text:style-name="T7">「職業</text:span>은 무엇일까?</text:p>
            </text:list-item>
            <text:list-item>
              <text:p text:style-name="P26">어떤 직업이 나는 적합한 것일까?</text:p>
            </text:list-item>
            <text:list-item>
              <text:p text:style-name="P26">편의점의 접객<text:span text:style-name="T7">「接客</text:span>이라는 일. 적합하지 않는다.</text:p>
            </text:list-item>
            <text:list-item>
              <text:p text:style-name="P26">뭔가를 만들어, 그 만든 걸 판매함.</text:p>
            </text:list-item>
            <text:list-item>
              <text:p text:style-name="P26">따라서, 이상적은 일은, 자신의 집에 틀어 박혀<text:span text:style-name="T7">「引きこもって</text:span>, 뭔가 작품을 만들 일.</text:p>
            </text:list-item>
            <text:list-item>
              <text:p text:style-name="P26"><text:soft-page-break/>예를 들어, 돈의 수지<text:span text:style-name="T7">「収支</text:span>가 플러스가 되는 같은<text:span text:style-name="T7">「なるような</text:span> 프로그램을 만든다. 그런 일.</text:p>
            </text:list-item>
          </text:list>
        </text:list-item>
        <text:list-item>
          <text:p text:style-name="P26">자유작문</text:p>
        </text:list-item>
      </text:list>
      <text:p text:style-name="P7"/>
      <text:p text:style-name="P5">[/ XXX] </text:p>
      <text:p text:style-name="P2"/>
      <text:p text:style-name="P2">--------------------------------------------- [TEMPLATE]</text:p>
      <text:p text:style-name="P1">------------------------------------------------------------ 20200522_101647</text:p>
      <text:p text:style-name="P5">[XXX] </text:p>
      <text:p text:style-name="P8">myself / diary / XXX</text:p>
      <text:p text:style-name="P8"/>
      <text:list xml:id="list38377271" text:continue-list="list1836168540470918456" text:style-name="L2">
        <text:list-item>
          <text:p text:style-name="P20">먹이주기</text:p>
          <text:list>
            <text:list-item>
              <text:p text:style-name="P20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</text:list>
        </text:list-item>
        <text:list-item>
          <text:p text:style-name="P20">신체</text:p>
        </text:list-item>
        <text:list-item>
          <text:p text:style-name="P20">음악</text:p>
        </text:list-item>
        <text:list-item>
          <text:p text:style-name="P20">기타</text:p>
        </text:list-item>
        <text:list-item>
          <text:p text:style-name="P20">자유작문</text:p>
        </text:list-item>
      </text:list>
      <text:p text:style-name="P7"/>
      <text:p text:style-name="P5">[/ XXX] </text:p>
      <text:p text:style-name="P4"/>
      <text:p text:style-name="P4">/ <text:span text:style-name="T4">------------------------------------------------------------ 20200522_101647 /</text:span></text:p>
      <text:p text:style-name="P4"/>
      <text:p text:style-name="P4"/>
      <text:p text:style-name="P1">------------------------------------------------------------</text:p>
      <text:p text:style-name="P5">[XXX] </text:p>
      <text:list xml:id="list6630400851838098767" text:style-name="L9">
        <text:list-item>
          <text:p text:style-name="P32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5">1</text:p>
          </table:table-cell>
          <table:table-cell table:style-name="表5.B1" office:value-type="string">
            <text:p text:style-name="P14">天気</text:p>
          </table:table-cell>
          <table:table-cell table:style-name="表5.C1" office:value-type="string">
            <text:p text:style-name="P16"/>
          </table:table-cell>
        </table:table-row>
        <table:table-row>
          <table:table-cell table:style-name="表5.A2" office:value-type="float" office:value="2">
            <text:p text:style-name="P15">2</text:p>
          </table:table-cell>
          <table:table-cell table:style-name="表5.B2" office:value-type="string">
            <text:p text:style-name="P14">餌やり</text:p>
          </table:table-cell>
          <table:table-cell table:style-name="表5.C2" office:value-type="string">
            <text:p text:style-name="P16"/>
          </table:table-cell>
        </table:table-row>
        <text:soft-page-break/>
        <table:table-row>
          <table:table-cell table:style-name="表5.A2" office:value-type="float" office:value="3">
            <text:p text:style-name="P15">3</text:p>
          </table:table-cell>
          <table:table-cell table:style-name="表5.B2" office:value-type="string">
            <text:p text:style-name="P14"><text:ruby text:style-name="Ru1"><text:ruby-base>身体</text:ruby-base><text:ruby-text>しんたい</text:ruby-text></text:ruby><text:span text:style-name="T3">しんたい</text:span>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4">
            <text:p text:style-name="P15">4</text:p>
          </table:table-cell>
          <table:table-cell table:style-name="表5.B2" office:value-type="string">
            <text:p text:style-name="P14">思ったこと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5">
            <text:p text:style-name="P15">5</text:p>
          </table:table-cell>
          <table:table-cell table:style-name="表5.B2" office:value-type="string">
            <text:p text:style-name="P14">出来事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11">
            <text:p text:style-name="P15">11</text:p>
          </table:table-cell>
          <table:table-cell table:style-name="表5.B2" office:value-type="string">
            <text:p text:style-name="P14">やらず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6">
            <text:p text:style-name="P15">6</text:p>
          </table:table-cell>
          <table:table-cell table:style-name="表5.B2" office:value-type="string">
            <text:p text:style-name="P14">止めた / 止めよう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8">
            <text:p text:style-name="P17">8</text:p>
          </table:table-cell>
          <table:table-cell table:style-name="表5.B2" office:value-type="string">
            <text:p text:style-name="P14">気づいた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14">
            <text:p text:style-name="P15">14</text:p>
          </table:table-cell>
          <table:table-cell table:style-name="表5.B2" office:value-type="string">
            <text:p text:style-name="P14">新しい</text:p>
          </table:table-cell>
          <table:table-cell table:style-name="表5.C2" office:value-type="string">
            <text:p text:style-name="P16"/>
          </table:table-cell>
        </table:table-row>
      </table:table>
      <text:p text:style-name="P6"/>
      <text:p text:style-name="P5">[/ XXX] </text:p>
      <text:p text:style-name="P4"/>
      <text:p text:style-name="P4"/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5">1</text:p>
          </table:table-cell>
          <table:table-cell table:style-name="表2.B1" office:value-type="string">
            <text:p text:style-name="P14">天気</text:p>
          </table:table-cell>
          <table:table-cell table:style-name="表2.A1" office:value-type="float" office:value="9">
            <text:p text:style-name="P15">9</text:p>
          </table:table-cell>
          <table:table-cell table:style-name="表2.D1" office:value-type="string">
            <text:p text:style-name="P14">思い出したこと</text:p>
          </table:table-cell>
        </table:table-row>
        <table:table-row>
          <table:table-cell table:style-name="表2.A2" office:value-type="float" office:value="2">
            <text:p text:style-name="P15">2</text:p>
          </table:table-cell>
          <table:table-cell table:style-name="表2.B2" office:value-type="string">
            <text:p text:style-name="P14">餌やり</text:p>
          </table:table-cell>
          <table:table-cell table:style-name="表2.A2" office:value-type="float" office:value="10">
            <text:p text:style-name="P15">10</text:p>
          </table:table-cell>
          <table:table-cell table:style-name="表2.D2" office:value-type="string">
            <text:p text:style-name="P14">やった</text:p>
          </table:table-cell>
        </table:table-row>
        <table:table-row>
          <table:table-cell table:style-name="表2.A2" office:value-type="float" office:value="3">
            <text:p text:style-name="P15">3</text:p>
          </table:table-cell>
          <table:table-cell table:style-name="表2.B2" office:value-type="string">
            <text:p text:style-name="P14"><text:ruby text:style-name="Ru1"><text:ruby-base>身体</text:ruby-base><text:ruby-text>しんたい</text:ruby-text></text:ruby><text:span text:style-name="T3">しんたい</text:span></text:p>
          </table:table-cell>
          <table:table-cell table:style-name="表2.A2" office:value-type="float" office:value="11">
            <text:p text:style-name="P15">11</text:p>
          </table:table-cell>
          <table:table-cell table:style-name="表2.D2" office:value-type="string">
            <text:p text:style-name="P14">やらず</text:p>
          </table:table-cell>
        </table:table-row>
        <table:table-row>
          <table:table-cell table:style-name="表2.A2" office:value-type="float" office:value="4">
            <text:p text:style-name="P15">4</text:p>
          </table:table-cell>
          <table:table-cell table:style-name="表2.B2" office:value-type="string">
            <text:p text:style-name="P14">思ったこと</text:p>
          </table:table-cell>
          <table:table-cell table:style-name="表2.A2" office:value-type="float" office:value="12">
            <text:p text:style-name="P15">12</text:p>
          </table:table-cell>
          <table:table-cell table:style-name="表2.D2" office:value-type="string">
            <text:p text:style-name="P14">知ったこと</text:p>
          </table:table-cell>
        </table:table-row>
        <table:table-row>
          <table:table-cell table:style-name="表2.A2" office:value-type="float" office:value="5">
            <text:p text:style-name="P15">5</text:p>
          </table:table-cell>
          <table:table-cell table:style-name="表2.B2" office:value-type="string">
            <text:p text:style-name="P14">出来事</text:p>
          </table:table-cell>
          <table:table-cell table:style-name="表2.A2" office:value-type="float" office:value="13">
            <text:p text:style-name="P15">13</text:p>
          </table:table-cell>
          <table:table-cell table:style-name="表2.D2" office:value-type="string">
            <text:p text:style-name="P14">やろう</text:p>
          </table:table-cell>
        </table:table-row>
        <table:table-row>
          <table:table-cell table:style-name="表2.A2" office:value-type="float" office:value="6">
            <text:p text:style-name="P15">6</text:p>
          </table:table-cell>
          <table:table-cell table:style-name="表2.B2" office:value-type="string">
            <text:p text:style-name="P14">止めた / 止めよう</text:p>
          </table:table-cell>
          <table:table-cell table:style-name="表2.A2" office:value-type="float" office:value="14">
            <text:p text:style-name="P15">14</text:p>
          </table:table-cell>
          <table:table-cell table:style-name="表2.D2" office:value-type="string">
            <text:p text:style-name="P14">新しい</text:p>
          </table:table-cell>
        </table:table-row>
        <table:table-row>
          <table:table-cell table:style-name="表2.A2" office:value-type="float" office:value="7">
            <text:p text:style-name="P15">7</text:p>
          </table:table-cell>
          <table:table-cell table:style-name="表2.B2" office:value-type="string">
            <text:p text:style-name="P14">始めた<text:span text:style-name="T7"> / 初めて</text:span></text:p>
          </table:table-cell>
          <table:table-cell table:style-name="表2.A2" office:value-type="float" office:value="15">
            <text:p text:style-name="P15">15</text:p>
          </table:table-cell>
          <table:table-cell table:style-name="表2.D2" office:value-type="string">
            <text:p text:style-name="P14">その他</text:p>
          </table:table-cell>
        </table:table-row>
        <table:table-row>
          <table:table-cell table:style-name="表2.A2" office:value-type="float" office:value="8">
            <text:p text:style-name="P17">8</text:p>
          </table:table-cell>
          <table:table-cell table:style-name="表2.B2" office:value-type="string">
            <text:p text:style-name="P14">気づいた</text:p>
          </table:table-cell>
          <table:table-cell table:style-name="表2.A2" office:value-type="float" office:value="16">
            <text:p text:style-name="P15">16</text:p>
          </table:table-cell>
          <table:table-cell table:style-name="表2.D2" office:value-type="string">
            <text:p text:style-name="P9">明日</text:p>
          </table:table-cell>
        </table:table-row>
        <table:table-row>
          <table:table-cell table:style-name="表2.A2">
            <text:p text:style-name="P17"/>
          </table:table-cell>
          <table:table-cell table:style-name="表2.B2" office:value-type="string">
            <text:p text:style-name="P14"/>
          </table:table-cell>
          <table:table-cell table:style-name="表2.A2" office:value-type="float" office:value="17">
            <text:p text:style-name="P15">17</text:p>
          </table:table-cell>
          <table:table-cell table:style-name="表2.D2" office:value-type="string">
            <text:p text:style-name="P9">その先</text:p>
          </table:table-cell>
        </table:table-row>
      </table:table>
      <text:p text:style-name="P3"/>
      <text:p text:style-name="P3">/--------------------------------------------- [/TEMPLATE]</text:p>
      <text:p text:style-name="P6"/>
      <table:table table:name="表6" table:style-name="表6">
        <table:table-column table:style-name="表6.A"/>
        <table:table-row>
          <table:table-cell table:style-name="表6.A1" office:value-type="string">
            <text:p text:style-name="P14">pushd C:\WORKS_2\WS\WS_Others.miscs <text:span text:style-name="T5">&amp;&amp; git add . &amp;&amp; git commit -m </text:span><text:span text:style-name="T5">"(WS_Others.miscs : diary, personal) periodical updates" &amp;&amp; e &amp;&amp; git push origin master</text:span></text:p>
          </table:table-cell>
        </table:table-row>
        <text:soft-page-break/>
        <table:table-row>
          <table:table-cell table:style-name="表6.A2" office:value-type="string">
            <text:p text:style-name="P14"/>
          </table:table-cell>
        </table:table-row>
        <table:table-row>
          <table:table-cell table:style-name="表6.A2" office:value-type="string">
            <text:p text:style-name="P14">p</text:p>
          </table:table-cell>
        </table:table-row>
        <table:table-row>
          <table:table-cell table:style-name="表6.A2" office:value-type="string">
            <text:p text:style-name="P14"/>
          </table:table-cell>
        </table:table-row>
      </table:table>
      <text:p text:style-name="P6"/>
      <text:p text:style-name="P6">steps : send email</text:p>
      <table:table table:name="表1" table:style-name="表1">
        <table:table-column table:style-name="表1.A"/>
        <table:table-row>
          <table:table-cell table:style-name="表1.A1" office:value-type="string">
            <text:list xml:id="list3722779255124272834" text:style-name="L10">
              <text:list-item>
                <text:p text:style-name="P33">“<text:span text:style-name="T7">作成</text:span>” ==&gt; click</text:p>
              </text:list-item>
              <text:list-item>
                <text:p text:style-name="P33">Tab x 2 (move to the text area)</text:p>
              </text:list-item>
              <text:list-item>
                <text:p text:style-name="P33">C/P ==&gt; texts</text:p>
              </text:list-item>
              <text:list-item>
                <text:p text:style-name="P33">select ==&gt; title strings</text:p>
              </text:list-item>
              <text:list-item>
                <text:p text:style-name="P33">C – c &gt; M – Tab &gt; C – v (C/P)</text:p>
              </text:list-item>
              <text:list-item>
                <text:p text:style-name="P33">M – Tab (to “to” box)</text:p>
              </text:list-item>
              <text:list-item>
                <text:p text:style-name="P33">“iwa” &gt; Tab (autofill)</text:p>
              </text:list-item>
              <text:list-item>
                <text:p text:style-name="P33">Tab &gt; C – Ret (send)</text:p>
              </text:list-item>
            </text:list>
          </table:table-cell>
        </table:table-row>
        <table:table-row>
          <table:table-cell table:style-name="表1.A2" office:value-type="string">
            <text:p text:style-name="P14"/>
          </table:table-cell>
        </table:table-row>
        <table:table-row>
          <table:table-cell table:style-name="表1.A2" office:value-type="string">
            <text:p text:style-name="P14"/>
          </table:table-cell>
        </table:table-row>
      </table:table>
      <text:p text:style-name="P13"/>
      <text:p text:style-name="P6"/>
      <text:p text:style-name="P12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6-15T18:16:24.61</dc:date>
    <dc:creator>iwabuchi ken</dc:creator>
    <meta:editing-duration>P1DT13H50M58S</meta:editing-duration>
    <meta:editing-cycles>214</meta:editing-cycles>
    <meta:generator>OpenOffice/4.1.3$Win32 OpenOffice.org_project/413m1$Build-9783</meta:generator>
    <meta:document-statistic meta:table-count="6" meta:image-count="0" meta:object-count="0" meta:page-count="11" meta:paragraph-count="268" meta:word-count="3662" meta:character-count="5949"/>
  </office:meta>
</office:document-meta>
</file>